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40.615cm" table:align="margins"/>
    </style:style>
    <style:style style:name="Tableau1.A" style:family="table-column">
      <style:table-column-properties style:column-width="40.615cm" style:rel-column-width="65535*"/>
    </style:style>
    <style:style style:name="Tableau1.A1" style:family="table-cell">
      <style:table-cell-properties fo:padding="0.097cm" fo:border="0.05pt solid #000000"/>
    </style:style>
    <style:style style:name="Tableau2" style:family="table">
      <style:table-properties style:width="40.615cm" table:align="margins"/>
    </style:style>
    <style:style style:name="Tableau2.A" style:family="table-column">
      <style:table-column-properties style:column-width="40.615cm" style:rel-column-width="65535*"/>
    </style:style>
    <style:style style:name="Tableau2.A1" style:family="table-cell">
      <style:table-cell-properties fo:padding="0.097cm" fo:border="0.05pt solid #000000"/>
    </style:style>
    <style:style style:name="Tableau3" style:family="table">
      <style:table-properties style:width="40.615cm" table:align="margins"/>
    </style:style>
    <style:style style:name="Tableau3.A" style:family="table-column">
      <style:table-column-properties style:column-width="40.615cm" style:rel-column-width="65535*"/>
    </style:style>
    <style:style style:name="Tableau3.A1" style:family="table-cell">
      <style:table-cell-properties fo:padding="0.097cm" fo:border="0.05pt solid #000000"/>
    </style:style>
    <style:style style:name="Tableau5" style:family="table">
      <style:table-properties style:width="40.615cm" table:align="margins"/>
    </style:style>
    <style:style style:name="Tableau5.A" style:family="table-column">
      <style:table-column-properties style:column-width="40.615cm" style:rel-column-width="65535*"/>
    </style:style>
    <style:style style:name="Tableau5.A1" style:family="table-cell">
      <style:table-cell-properties fo:padding="0.097cm" fo:border="0.05pt solid #000000"/>
    </style:style>
    <style:style style:name="Tableau4" style:family="table">
      <style:table-properties style:width="6.902cm" table:align="left" fo:background-color="#f8f9fa">
        <style:background-image/>
      </style:table-properties>
    </style:style>
    <style:style style:name="Tableau4.A" style:family="table-column">
      <style:table-column-properties style:column-width="1.75cm"/>
    </style:style>
    <style:style style:name="Tableau4.B" style:family="table-column">
      <style:table-column-properties style:column-width="5.152cm"/>
    </style:style>
    <style:style style:name="Tableau4.A1" style:family="table-cell">
      <style:table-cell-properties style:vertical-align="middle" fo:background-color="#eaecf0" fo:padding="0.049cm" fo:border="0.05pt solid #a2a9b1">
        <style:background-image/>
      </style:table-cell-properties>
    </style:style>
    <style:style style:name="Tableau4.A2" style:family="table-cell">
      <style:table-cell-properties style:vertical-align="middle" fo:padding="0.049cm" fo:border="0.05pt solid #a2a9b1"/>
    </style:style>
    <style:style style:name="Tableau4.B2" style:family="table-cell" style:data-style-name="N112">
      <style:table-cell-properties style:vertical-align="middle" fo:padding="0.049cm" fo:border="0.05pt solid #a2a9b1"/>
    </style:style>
    <style:style style:name="Tableau4.A3" style:family="table-cell">
      <style:table-cell-properties style:vertical-align="middle" fo:padding="0.049cm" fo:border="0.05pt solid #a2a9b1"/>
    </style:style>
    <style:style style:name="Tableau4.B3" style:family="table-cell" style:data-style-name="N112">
      <style:table-cell-properties style:vertical-align="middle" fo:padding="0.049cm" fo:border="0.05pt solid #a2a9b1"/>
    </style:style>
    <style:style style:name="Tableau4.A4" style:family="table-cell">
      <style:table-cell-properties style:vertical-align="middle" fo:padding="0.049cm" fo:border="0.05pt solid #a2a9b1"/>
    </style:style>
    <style:style style:name="Tableau4.B4" style:family="table-cell" style:data-style-name="N112">
      <style:table-cell-properties style:vertical-align="middle" fo:padding="0.049cm" fo:border="0.05pt solid #a2a9b1"/>
    </style:style>
    <style:style style:name="Tableau4.A5" style:family="table-cell">
      <style:table-cell-properties style:vertical-align="middle" fo:padding="0.049cm" fo:border="0.05pt solid #a2a9b1"/>
    </style:style>
    <style:style style:name="Tableau4.B5" style:family="table-cell" style:data-style-name="N112">
      <style:table-cell-properties style:vertical-align="middle" fo:padding="0.049cm" fo:border="0.05pt solid #a2a9b1"/>
    </style:style>
    <style:style style:name="Tableau4.A6" style:family="table-cell">
      <style:table-cell-properties style:vertical-align="middle" fo:padding="0.049cm" fo:border="0.05pt solid #a2a9b1"/>
    </style:style>
    <style:style style:name="Tableau4.B6" style:family="table-cell" style:data-style-name="N112">
      <style:table-cell-properties style:vertical-align="middle" fo:padding="0.049cm" fo:border="0.05pt solid #a2a9b1"/>
    </style:style>
    <style:style style:name="Tableau4.A7" style:family="table-cell">
      <style:table-cell-properties style:vertical-align="middle" fo:padding="0.049cm" fo:border="0.05pt solid #a2a9b1"/>
    </style:style>
    <style:style style:name="Tableau4.B7" style:family="table-cell" style:data-style-name="N112">
      <style:table-cell-properties style:vertical-align="middle" fo:padding="0.049cm" fo:border="0.05pt solid #a2a9b1"/>
    </style:style>
    <style:style style:name="Tableau4.A8" style:family="table-cell">
      <style:table-cell-properties style:vertical-align="middle" fo:padding="0.049cm" fo:border="0.05pt solid #a2a9b1"/>
    </style:style>
    <style:style style:name="Tableau4.B8" style:family="table-cell" style:data-style-name="N112">
      <style:table-cell-properties style:vertical-align="middle" fo:padding="0.049cm" fo:border="0.05pt solid #a2a9b1"/>
    </style:style>
    <style:style style:name="Tableau4.A9" style:family="table-cell">
      <style:table-cell-properties style:vertical-align="middle" fo:padding="0.049cm" fo:border="0.05pt solid #a2a9b1"/>
    </style:style>
    <style:style style:name="Tableau4.B9" style:family="table-cell" style:data-style-name="N112">
      <style:table-cell-properties style:vertical-align="middle" fo:padding="0.049cm" fo:border="0.05pt solid #a2a9b1"/>
    </style:style>
    <style:style style:name="Tableau4.A10" style:family="table-cell">
      <style:table-cell-properties style:vertical-align="middle" fo:padding="0.049cm" fo:border="0.05pt solid #a2a9b1"/>
    </style:style>
    <style:style style:name="Tableau4.B10" style:family="table-cell" style:data-style-name="N112">
      <style:table-cell-properties style:vertical-align="middle" fo:padding="0.049cm" fo:border="0.05pt solid #a2a9b1"/>
    </style:style>
    <style:style style:name="Tableau4.A11" style:family="table-cell">
      <style:table-cell-properties style:vertical-align="middle" fo:padding="0.049cm" fo:border="0.05pt solid #a2a9b1"/>
    </style:style>
    <style:style style:name="Tableau4.B11" style:family="table-cell" style:data-style-name="N112">
      <style:table-cell-properties style:vertical-align="middle" fo:padding="0.049cm" fo:border="0.05pt solid #a2a9b1"/>
    </style:style>
    <style:style style:name="Tableau4.A12" style:family="table-cell">
      <style:table-cell-properties style:vertical-align="middle" fo:padding="0.049cm" fo:border="0.05pt solid #a2a9b1"/>
    </style:style>
    <style:style style:name="Tableau4.B12" style:family="table-cell" style:data-style-name="N112">
      <style:table-cell-properties style:vertical-align="middle" fo:padding="0.049cm" fo:border="0.05pt solid #a2a9b1"/>
    </style:style>
    <style:style style:name="Tableau4.A13" style:family="table-cell">
      <style:table-cell-properties style:vertical-align="middle" fo:padding="0.049cm" fo:border="0.05pt solid #a2a9b1"/>
    </style:style>
    <style:style style:name="Tableau4.B13" style:family="table-cell" style:data-style-name="N112">
      <style:table-cell-properties style:vertical-align="middle" fo:padding="0.049cm" fo:border="0.05pt solid #a2a9b1"/>
    </style:style>
    <style:style style:name="Tableau4.A14" style:family="table-cell">
      <style:table-cell-properties style:vertical-align="middle" fo:padding="0.049cm" fo:border="0.05pt solid #a2a9b1"/>
    </style:style>
    <style:style style:name="Tableau4.B14" style:family="table-cell" style:data-style-name="N112">
      <style:table-cell-properties style:vertical-align="middle" fo:padding="0.049cm" fo:border="0.05pt solid #a2a9b1"/>
    </style:style>
    <style:style style:name="Tableau4.A15" style:family="table-cell">
      <style:table-cell-properties style:vertical-align="middle" fo:padding="0.049cm" fo:border="0.05pt solid #a2a9b1"/>
    </style:style>
    <style:style style:name="Tableau4.B15" style:family="table-cell" style:data-style-name="N112">
      <style:table-cell-properties style:vertical-align="middle" fo:padding="0.049cm" fo:border="0.05pt solid #a2a9b1"/>
    </style:style>
    <style:style style:name="Tableau4.A16" style:family="table-cell">
      <style:table-cell-properties style:vertical-align="middle" fo:padding="0.049cm" fo:border="0.05pt solid #a2a9b1"/>
    </style:style>
    <style:style style:name="Tableau4.B16" style:family="table-cell" style:data-style-name="N112">
      <style:table-cell-properties style:vertical-align="middle" fo:padding="0.049cm" fo:border="0.05pt solid #a2a9b1"/>
    </style:style>
    <style:style style:name="Tableau4.A17" style:family="table-cell">
      <style:table-cell-properties style:vertical-align="middle" fo:padding="0.049cm" fo:border="0.05pt solid #a2a9b1"/>
    </style:style>
    <style:style style:name="Tableau4.B17" style:family="table-cell" style:data-style-name="N112">
      <style:table-cell-properties style:vertical-align="middle" fo:padding="0.049cm" fo:border="0.05pt solid #a2a9b1"/>
    </style:style>
    <style:style style:name="Tableau4.A18" style:family="table-cell">
      <style:table-cell-properties style:vertical-align="middle" fo:padding="0.049cm" fo:border="0.05pt solid #a2a9b1"/>
    </style:style>
    <style:style style:name="Tableau4.B18" style:family="table-cell" style:data-style-name="N112">
      <style:table-cell-properties style:vertical-align="middle" fo:padding="0.049cm" fo:border="0.05pt solid #a2a9b1"/>
    </style:style>
    <style:style style:name="Tableau4.A19" style:family="table-cell">
      <style:table-cell-properties style:vertical-align="middle" fo:padding="0.049cm" fo:border="0.05pt solid #a2a9b1"/>
    </style:style>
    <style:style style:name="Tableau4.B19" style:family="table-cell" style:data-style-name="N112">
      <style:table-cell-properties style:vertical-align="middle" fo:padding="0.049cm" fo:border="0.05pt solid #a2a9b1"/>
    </style:style>
    <style:style style:name="Tableau4.A20" style:family="table-cell">
      <style:table-cell-properties style:vertical-align="middle" fo:padding="0.049cm" fo:border="0.05pt solid #a2a9b1"/>
    </style:style>
    <style:style style:name="Tableau4.B20" style:family="table-cell" style:data-style-name="N112">
      <style:table-cell-properties style:vertical-align="middle" fo:padding="0.049cm" fo:border="0.05pt solid #a2a9b1"/>
    </style:style>
    <style:style style:name="Tableau4.A21" style:family="table-cell">
      <style:table-cell-properties style:vertical-align="middle" fo:padding="0.049cm" fo:border="0.05pt solid #a2a9b1"/>
    </style:style>
    <style:style style:name="Tableau4.B21" style:family="table-cell" style:data-style-name="N112">
      <style:table-cell-properties style:vertical-align="middle" fo:padding="0.049cm" fo:border="0.05pt solid #a2a9b1"/>
    </style:style>
    <style:style style:name="Tableau4.A22" style:family="table-cell">
      <style:table-cell-properties style:vertical-align="middle" fo:padding="0.049cm" fo:border="0.05pt solid #a2a9b1"/>
    </style:style>
    <style:style style:name="Tableau4.B22" style:family="table-cell" style:data-style-name="N112">
      <style:table-cell-properties style:vertical-align="middle" fo:padding="0.049cm" fo:border="0.05pt solid #a2a9b1"/>
    </style:style>
    <style:style style:name="Tableau4.A23" style:family="table-cell">
      <style:table-cell-properties style:vertical-align="middle" fo:padding="0.049cm" fo:border="0.05pt solid #a2a9b1"/>
    </style:style>
    <style:style style:name="Tableau4.B23" style:family="table-cell" style:data-style-name="N112">
      <style:table-cell-properties style:vertical-align="middle" fo:padding="0.049cm" fo:border="0.05pt solid #a2a9b1"/>
    </style:style>
    <style:style style:name="Tableau4.A24" style:family="table-cell">
      <style:table-cell-properties style:vertical-align="middle" fo:padding="0.049cm" fo:border="0.05pt solid #a2a9b1"/>
    </style:style>
    <style:style style:name="Tableau4.B24" style:family="table-cell" style:data-style-name="N112">
      <style:table-cell-properties style:vertical-align="middle" fo:padding="0.049cm" fo:border="0.05pt solid #a2a9b1"/>
    </style:style>
    <style:style style:name="Tableau4.A25" style:family="table-cell">
      <style:table-cell-properties style:vertical-align="middle" fo:padding="0.049cm" fo:border="0.05pt solid #a2a9b1"/>
    </style:style>
    <style:style style:name="Tableau4.B25" style:family="table-cell" style:data-style-name="N112">
      <style:table-cell-properties style:vertical-align="middle" fo:padding="0.049cm" fo:border="0.05pt solid #a2a9b1"/>
    </style:style>
    <style:style style:name="Tableau4.A26" style:family="table-cell">
      <style:table-cell-properties style:vertical-align="middle" fo:padding="0.049cm" fo:border="0.05pt solid #a2a9b1"/>
    </style:style>
    <style:style style:name="Tableau4.B26" style:family="table-cell" style:data-style-name="N112">
      <style:table-cell-properties style:vertical-align="middle" fo:padding="0.049cm" fo:border="0.05pt solid #a2a9b1"/>
    </style:style>
    <style:style style:name="Tableau4.A27" style:family="table-cell">
      <style:table-cell-properties style:vertical-align="middle" fo:padding="0.049cm" fo:border="0.05pt solid #a2a9b1"/>
    </style:style>
    <style:style style:name="Tableau4.B27" style:family="table-cell" style:data-style-name="N112">
      <style:table-cell-properties style:vertical-align="middle" fo:padding="0.049cm" fo:border="0.05pt solid #a2a9b1"/>
    </style:style>
    <style:style style:name="Tableau4.A28" style:family="table-cell">
      <style:table-cell-properties style:vertical-align="middle" fo:padding="0.049cm" fo:border="0.05pt solid #a2a9b1"/>
    </style:style>
    <style:style style:name="Tableau4.B28" style:family="table-cell" style:data-style-name="N112">
      <style:table-cell-properties style:vertical-align="middle" fo:padding="0.049cm" fo:border="0.05pt solid #a2a9b1"/>
    </style:style>
    <style:style style:name="Tableau4.A29" style:family="table-cell">
      <style:table-cell-properties style:vertical-align="middle" fo:padding="0.049cm" fo:border="0.05pt solid #a2a9b1"/>
    </style:style>
    <style:style style:name="Tableau4.B29" style:family="table-cell" style:data-style-name="N112">
      <style:table-cell-properties style:vertical-align="middle" fo:padding="0.049cm" fo:border="0.05pt solid #a2a9b1"/>
    </style:style>
    <style:style style:name="Tableau6" style:family="table">
      <style:table-properties style:width="40.615cm" table:align="margins"/>
    </style:style>
    <style:style style:name="Tableau6.A" style:family="table-column">
      <style:table-column-properties style:column-width="40.615cm" style:rel-column-width="65535*"/>
    </style:style>
    <style:style style:name="Tableau6.A1" style:family="table-cell">
      <style:table-cell-properties fo:padding="0.097cm" fo:border="0.05pt solid #000000"/>
    </style:style>
    <style:style style:name="Tableau7" style:family="table">
      <style:table-properties style:width="40.615cm" table:align="margins"/>
    </style:style>
    <style:style style:name="Tableau7.A" style:family="table-column">
      <style:table-column-properties style:column-width="40.615cm" style:rel-column-width="65535*"/>
    </style:style>
    <style:style style:name="Tableau7.A1" style:family="table-cell">
      <style:table-cell-properties fo:padding="0.097cm" fo:border="0.05pt solid #000000"/>
    </style:style>
    <style:style style:name="P1" style:family="paragraph" style:parent-style-name="Heading_20_1">
      <style:text-properties style:font-name="Liberation Sans" fo:font-size="18.2000007629395pt" fo:font-weight="bold" officeooo:rsid="002fa9e2" officeooo:paragraph-rsid="002fa9e2" style:font-name-asian="Noto Sans CJK SC" style:font-size-asian="18.2000007629395pt" style:font-weight-asian="bold" style:font-name-complex="Noto Sans Devanagari" style:font-size-complex="18.2000007629395pt" style:font-weight-complex="bold"/>
    </style:style>
    <style:style style:name="P2" style:family="paragraph" style:parent-style-name="Standard">
      <style:text-properties fo:font-weight="bold" officeooo:rsid="00320259" officeooo:paragraph-rsid="00320259" style:font-weight-asian="bold" style:font-weight-complex="bold"/>
    </style:style>
    <style:style style:name="P3" style:family="paragraph" style:parent-style-name="Standard">
      <style:text-properties fo:font-weight="bold" officeooo:rsid="00379033" officeooo:paragraph-rsid="00379033" style:font-weight-asian="bold" style:font-weight-complex="bold"/>
    </style:style>
    <style:style style:name="P4" style:family="paragraph" style:parent-style-name="Standard">
      <style:text-properties officeooo:rsid="00320259" officeooo:paragraph-rsid="00320259"/>
    </style:style>
    <style:style style:name="P5" style:family="paragraph" style:parent-style-name="Standard">
      <style:text-properties officeooo:rsid="0032e51d" officeooo:paragraph-rsid="0032e51d"/>
    </style:style>
    <style:style style:name="P6" style:family="paragraph" style:parent-style-name="Standard">
      <style:text-properties officeooo:rsid="0035c80f" officeooo:paragraph-rsid="0035c80f"/>
    </style:style>
    <style:style style:name="P7" style:family="paragraph" style:parent-style-name="Subtitle">
      <style:text-properties officeooo:rsid="002cc463" officeooo:paragraph-rsid="002cc463"/>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line-height="100%"/>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text-properties fo:font-weight="bold" officeooo:rsid="0035c80f" officeooo:paragraph-rsid="0035c80f" style:font-weight-asian="bold" style:font-weight-complex="bold"/>
    </style:style>
    <style:style style:name="P12" style:family="paragraph" style:parent-style-name="Table_20_Heading">
      <style:paragraph-properties fo:text-align="center" style:justify-single-word="false"/>
      <style:text-properties officeooo:rsid="00375e17" officeooo:paragraph-rsid="00375e17"/>
    </style:style>
    <style:style style:name="P13" style:family="paragraph" style:parent-style-name="Text_20_body">
      <style:text-properties officeooo:rsid="003075a8" officeooo:paragraph-rsid="003075a8"/>
    </style:style>
    <style:style style:name="P14" style:family="paragraph" style:parent-style-name="Text_20_body">
      <style:text-properties officeooo:paragraph-rsid="003075a8"/>
    </style:style>
    <style:style style:name="P15" style:family="paragraph" style:parent-style-name="Text_20_body">
      <style:text-properties officeooo:rsid="00310e44" officeooo:paragraph-rsid="00310e44"/>
    </style:style>
    <style:style style:name="P16" style:family="paragraph" style:parent-style-name="Text_20_body">
      <style:text-properties officeooo:rsid="0039d5c1" officeooo:paragraph-rsid="0039d5c1"/>
    </style:style>
    <style:style style:name="P17" style:family="paragraph" style:parent-style-name="Text_20_body">
      <style:text-properties officeooo:paragraph-rsid="003ac457"/>
    </style:style>
    <style:style style:name="P18" style:family="paragraph" style:parent-style-name="Text_20_body">
      <style:text-properties fo:font-weight="bold" officeooo:rsid="003ac457" officeooo:paragraph-rsid="003ac45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5c80f" style:font-weight-asian="bold" style:font-weight-complex="bold"/>
    </style:style>
    <style:style style:name="T3" style:family="text">
      <style:text-properties fo:font-weight="bold" officeooo:rsid="003ac457"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3075a8" style:font-style-asian="italic" style:font-style-complex="italic"/>
    </style:style>
    <style:style style:name="T7" style:family="text">
      <style:text-properties fo:font-style="italic" officeooo:rsid="0032e51d" style:font-style-asian="italic" style:font-style-complex="italic"/>
    </style:style>
    <style:style style:name="T8" style:family="text">
      <style:text-properties fo:font-style="italic" officeooo:rsid="003455a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075a8" style:font-style-asian="normal" style:font-style-complex="normal"/>
    </style:style>
    <style:style style:name="T11" style:family="text">
      <style:text-properties fo:font-style="normal" officeooo:rsid="00310e44" style:font-style-asian="normal" style:font-style-complex="normal"/>
    </style:style>
    <style:style style:name="T12" style:family="text">
      <style:text-properties fo:font-style="normal" officeooo:rsid="0032e51d" style:font-style-asian="normal" style:font-style-complex="normal"/>
    </style:style>
    <style:style style:name="T13" style:family="text">
      <style:text-properties fo:font-style="normal" officeooo:rsid="003455ad" style:font-style-asian="normal" style:font-style-complex="normal"/>
    </style:style>
    <style:style style:name="T14" style:family="text">
      <style:text-properties fo:font-style="normal" officeooo:rsid="00363e66"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3455ad" style:font-style-asian="normal" style:font-weight-asian="bold" style:font-style-complex="normal" style:font-weight-complex="bold"/>
    </style:style>
    <style:style style:name="T17" style:family="text">
      <style:text-properties style:font-name="Liberation Sans" fo:font-size="18.2000007629395pt" fo:font-weight="bold" style:font-name-asian="Noto Sans CJK SC" style:font-size-asian="18.2000007629395pt" style:font-weight-asian="bold" style:font-name-complex="Noto Sans Devanagari" style:font-size-complex="18.2000007629395pt" style:font-weight-complex="bold"/>
    </style:style>
    <style:style style:name="T18" style:family="text">
      <style:text-properties style:font-name="Liberation Sans" fo:font-size="18.2000007629395pt" fo:font-weight="bold" officeooo:rsid="002fa9e2" style:font-name-asian="Noto Sans CJK SC" style:font-size-asian="18.2000007629395pt" style:font-weight-asian="bold" style:font-name-complex="Noto Sans Devanagari" style:font-size-complex="18.2000007629395pt" style:font-weight-complex="bold"/>
    </style:style>
    <style:style style:name="T19" style:family="text">
      <style:text-properties officeooo:rsid="003075a8"/>
    </style:style>
    <style:style style:name="T20" style:family="text">
      <style:text-properties officeooo:rsid="003ac457"/>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NT – Internet</text:p>
      <text:p text:style-name="P7">Indépendance d’Internet par rapport au réseau physique</text:p>
      <text:h text:style-name="P1" text:outline-level="1">Types de réseaux physiques</text:h>
      <text:p text:style-name="P16">Internet et ses protocoles IP et TCP ont été déployés sur une multitude de réseaux physiques différents. En voici quelques uns :</text:p>
      <text:p text:style-name="P16">WiFi, Ethernet, Modem, ADSL, Bluetooth, fibre optique (FTTH), EDGE, 3G, 4G, pigeons voyageurs (bon ce dernier a seulement été standardisé pour la blague sous le nom <text:span text:style-name="T5">IP over Avian Carrier</text:span>).</text:p>
      <text:p text:style-name="P17"><text:span text:style-name="T3">Activité :</text:span><text:span text:style-name="T20"> Grâce à l’application mindmap (</text:span><text:a xlink:type="simple" xlink:href="https://mon.lyceeconnecte.fr/mindmap" text:style-name="Internet_20_link" text:visited-style-name="Visited_20_Internet_20_Link"><text:span text:style-name="T20">https://mon.lyceeconnecte.fr/mindmap</text:span></text:a><text:span text:style-name="T20">) de l’ENT, réalisez une carte mentale de ces différents supports physiques au réseau Internet, en les triant en fonction de la manière dont l’information est transmise dans le matériau (électricité, lumière, onde radio, …).</text:span></text:p>
      <text:p text:style-name="P18">Activité :<text:span text:style-name="T4"> Grâce à l’application Timeline (</text:span><text:a xlink:type="simple" xlink:href="https://mon.lyceeconnecte.fr/timelinegenerator" text:style-name="Internet_20_link" text:visited-style-name="Visited_20_Internet_20_Link"><text:span text:style-name="T4">https://mon.lyceeconnecte.fr/timelinegenerator</text:span></text:a><text:span text:style-name="T4">) de l’ENT, réalisez une frise chronologique de ces différents supports.</text:span></text:p>
      <text:p text:style-name="P13"><text:span text:style-name="T18">V</text:span><text:span text:style-name="T17">itesse des réseaux physiques</text:span></text:p>
      <text:p text:style-name="P14"><text:s/><text:span text:style-name="T19">La quantité minimale de donnée échangée sur un réseau est un </text:span><text:span text:style-name="T6">bit</text:span><text:span text:style-name="T19"> (un 0 ou un 1), on groupe généralement les bits par 8 : ça forme alors un </text:span><text:span text:style-name="T6">octet</text:span><text:span text:style-name="T10">. On a donc 1 octet = 8 bits. </text:span><text:span text:style-name="T11">Pour représenter des quantité plus importantes d’informations, on utilise les kilobits (kb) et les kilooctets (ko), où 1 kb = 1000 bits et 1ko = 1000 octets. De la même manière on a les mégabits (Mb) qui valent 1000 kb, les gigabits qui valent 1000 Mb, les térabits (Tb), exabits, etc. (avec toujours respectivement les Mo, Go, To, etc.).</text:span></text:p>
      <text:p text:style-name="P14"><text:span text:style-name="T10">La vitesse d’un transfert de données dans un réseau, </text:span><text:span text:style-name="T12">appelée </text:span><text:span text:style-name="T7">débit </text:span><text:span text:style-name="T8">de données</text:span><text:span text:style-name="T12">,</text:span><text:span text:style-name="T10"> est exprimée en quantité d’information par seconde, </text:span><text:span text:style-name="T11">par exemple 10Mb/s.</text:span></text:p>
      <text:p text:style-name="P15"><text:span text:style-name="T15">Question :</text:span><text:span text:style-name="T9"> Que vaut 16Mb/s en Mo/s ?</text:span></text:p>
      <table:table table:name="Tableau1" table:style-name="Tableau1">
        <table:table-column table:style-name="Tableau1.A"/>
        <table:table-row>
          <table:table-cell table:style-name="Tableau1.A1" office:value-type="string">
            <text:p text:style-name="P15"><text:span text:style-name="T9">16Mb/s = <text:s text:c="4"/>Mo/s</text:span></text:p>
          </table:table-cell>
        </table:table-row>
      </table:table>
      <text:p text:style-name="P4"/>
      <text:p text:style-name="P4">La vitesse moyenne d’une connexion ADSL en France est proche de 8Mb/s (en téléchargement).</text:p>
      <text:p text:style-name="P2"/>
      <text:p text:style-name="P2">Question :<text:span text:style-name="T4"> Si un film pèse 1 Go, combien de temps faudra-t-il pour le télécharger à une vitesse de 8Mb/s ?</text:span></text:p>
      <table:table table:name="Tableau2" table:style-name="Tableau2">
        <table:table-column table:style-name="Tableau2.A"/>
        <table:table-row>
          <table:table-cell table:style-name="Tableau2.A1" office:value-type="string">
            <text:p text:style-name="Table_20_Contents"/>
          </table:table-cell>
        </table:table-row>
      </table:table>
      <text:p text:style-name="P2"><text:span text:style-name="T4"/></text:p>
      <text:p text:style-name="P5"><text:span text:style-name="T1">Question :</text:span> Avant l’ADSL, on utilisait des <text:span text:style-name="T5">Modems</text:span><text:span text:style-name="T9"> avec un </text:span><text:span text:style-name="T13">débit de 56 kb/s, combien aurait-il fallu de temps pour télécharger le même film ?</text:span></text:p>
      <table:table table:name="Tableau3" table:style-name="Tableau3">
        <table:table-column table:style-name="Tableau3.A"/>
        <table:table-row>
          <table:table-cell table:style-name="Tableau3.A1" office:value-type="string">
            <text:p text:style-name="Table_20_Contents"/>
          </table:table-cell>
        </table:table-row>
      </table:table>
      <text:p text:style-name="P5"><text:span text:style-name="T13"/></text:p>
      <text:p text:style-name="P6"><text:span text:style-name="T16">Q</text:span><text:span text:style-name="T15">uestion :</text:span><text:span text:style-name="T9"> Cherchez le débit maximum qu’on peut avoir avec une connection fibre optique (FTTH) :</text:span></text:p>
      <table:table table:name="Tableau5" table:style-name="Tableau5">
        <table:table-column table:style-name="Tableau5.A"/>
        <table:table-row>
          <table:table-cell table:style-name="Tableau5.A1" office:value-type="string">
            <text:p text:style-name="Table_20_Contents"/>
          </table:table-cell>
        </table:table-row>
      </table:table>
      <text:p text:style-name="P6"><text:span text:style-name="T9"/></text:p>
      <text:p text:style-name="P6"><text:span text:style-name="T13">I</text:span><text:span text:style-name="T9">l est difficile d’estimer le débit global des données échangées sur Internet, mais les </text:span><text:span text:style-name="T14">statistiques suivantes ont été proposées :</text:span></text:p>
      <text:p text:style-name="P6"><text:span text:style-name="T9"/></text:p>
      <table:table table:name="Tableau4" table:style-name="Tableau4">
        <table:table-column table:style-name="Tableau4.A"/>
        <table:table-column table:style-name="Tableau4.B"/>
        <table:table-row>
          <table:table-cell table:style-name="Tableau4.A1" office:value-type="string">
            <text:p text:style-name="P11">Année<draw:frame draw:style-name="fr1" draw:name="Objet1" text:anchor-type="char" svg:x="11.483cm" svg:y="1.76cm" svg:width="16.007cm" svg:height="8.998cm" draw:z-index="0"><draw:object xlink:href="./Object 3" xlink:type="simple" xlink:show="embed" xlink:actuate="onLoad" draw:notify-on-update-of-ranges="Tableau4"/><draw:image xlink:href="./ObjectReplacements/Object 3" xlink:type="simple" xlink:show="embed" xlink:actuate="onLoad"/></draw:frame></text:p>
          </table:table-cell>
          <table:table-cell table:style-name="Tableau4.A1" office:value-type="string">
            <text:p text:style-name="P10"><text:span text:style-name="T2">Trafic mondial sur Internet</text:span></text:p>
            <text:p text:style-name="P12"><text:span text:style-name="T2">(</text:span><text:span text:style-name="T1">Go/s)</text:span></text:p>
          </table:table-cell>
        </table:table-row>
        <table:table-row>
          <table:table-cell table:style-name="Tableau4.A2" office:value-type="string">
            <text:p text:style-name="Table_20_Contents">1990</text:p>
          </table:table-cell>
          <table:table-cell table:style-name="Tableau4.B2" office:value-type="float" office:value="0.39">
            <text:p text:style-name="P8">0,39</text:p>
          </table:table-cell>
        </table:table-row>
        <table:table-row>
          <table:table-cell table:style-name="Tableau4.A3" office:value-type="string">
            <text:p text:style-name="Table_20_Contents">1991</text:p>
          </table:table-cell>
          <table:table-cell table:style-name="Tableau4.B3" office:value-type="float" office:value="0.77">
            <text:p text:style-name="P8">0,77</text:p>
          </table:table-cell>
        </table:table-row>
        <table:table-row>
          <table:table-cell table:style-name="Tableau4.A4" office:value-type="string">
            <text:p text:style-name="Table_20_Contents">1992</text:p>
          </table:table-cell>
          <table:table-cell table:style-name="Tableau4.B4" office:value-type="float" office:value="1.9">
            <text:p text:style-name="P8">1,9</text:p>
          </table:table-cell>
        </table:table-row>
        <table:table-row>
          <table:table-cell table:style-name="Tableau4.A5" office:value-type="string">
            <text:p text:style-name="Table_20_Contents">1993</text:p>
          </table:table-cell>
          <table:table-cell table:style-name="Tableau4.B5" office:value-type="float" office:value="3.9">
            <text:p text:style-name="P8">3,9</text:p>
          </table:table-cell>
        </table:table-row>
        <table:table-row>
          <table:table-cell table:style-name="Tableau4.A6" office:value-type="string">
            <text:p text:style-name="Table_20_Contents">1994</text:p>
          </table:table-cell>
          <table:table-cell table:style-name="Tableau4.B6" office:value-type="float" office:value="7.7">
            <text:p text:style-name="P8">7,7</text:p>
          </table:table-cell>
        </table:table-row>
        <table:table-row>
          <table:table-cell table:style-name="Tableau4.A7" office:value-type="string">
            <text:p text:style-name="Table_20_Contents">1995</text:p>
          </table:table-cell>
          <table:table-cell table:style-name="Tableau4.B7" office:value-type="float" office:value="69">
            <text:p text:style-name="P8">69</text:p>
          </table:table-cell>
        </table:table-row>
        <table:table-row>
          <table:table-cell table:style-name="Tableau4.A8" office:value-type="string">
            <text:p text:style-name="Table_20_Contents">1996</text:p>
          </table:table-cell>
          <table:table-cell table:style-name="Tableau4.B8" office:value-type="float" office:value="730">
            <text:p text:style-name="P8">730</text:p>
          </table:table-cell>
        </table:table-row>
        <table:table-row>
          <table:table-cell table:style-name="Tableau4.A9" office:value-type="string">
            <text:p text:style-name="Table_20_Contents">1997</text:p>
          </table:table-cell>
          <table:table-cell table:style-name="Tableau4.B9" office:value-type="float" office:value="2100">
            <text:p text:style-name="P8">2 100</text:p>
          </table:table-cell>
        </table:table-row>
        <table:table-row>
          <table:table-cell table:style-name="Tableau4.A10" office:value-type="string">
            <text:p text:style-name="Table_20_Contents">1998</text:p>
          </table:table-cell>
          <table:table-cell table:style-name="Tableau4.B10" office:value-type="float" office:value="4600">
            <text:p text:style-name="P8">4 600</text:p>
          </table:table-cell>
        </table:table-row>
        <table:table-row>
          <table:table-cell table:style-name="Tableau4.A11" office:value-type="string">
            <text:p text:style-name="Table_20_Contents">1999</text:p>
          </table:table-cell>
          <table:table-cell table:style-name="Tableau4.B11" office:value-type="float" office:value="11000">
            <text:p text:style-name="P8">11 000</text:p>
          </table:table-cell>
        </table:table-row>
        <table:table-row>
          <table:table-cell table:style-name="Tableau4.A12" office:value-type="string">
            <text:p text:style-name="Table_20_Contents">2000</text:p>
          </table:table-cell>
          <table:table-cell table:style-name="Tableau4.B12" office:value-type="float" office:value="32000">
            <text:p text:style-name="P8">32 000</text:p>
          </table:table-cell>
        </table:table-row>
        <table:table-row>
          <table:table-cell table:style-name="Tableau4.A13" office:value-type="string">
            <text:p text:style-name="Table_20_Contents">2001</text:p>
          </table:table-cell>
          <table:table-cell table:style-name="Tableau4.B13" office:value-type="float" office:value="76000">
            <text:p text:style-name="P8">76 000</text:p>
          </table:table-cell>
        </table:table-row>
        <table:table-row>
          <table:table-cell table:style-name="Tableau4.A14" office:value-type="string">
            <text:p text:style-name="Table_20_Contents">2002</text:p>
          </table:table-cell>
          <table:table-cell table:style-name="Tableau4.B14" office:value-type="float" office:value="160000">
            <text:p text:style-name="P8">160 000</text:p>
          </table:table-cell>
        </table:table-row>
        <table:table-row>
          <table:table-cell table:style-name="Tableau4.A15" office:value-type="string">
            <text:p text:style-name="Table_20_Contents">2003</text:p>
          </table:table-cell>
          <table:table-cell table:style-name="Tableau4.B15" office:value-type="float" office:value="300000">
            <text:p text:style-name="P8">300 000</text:p>
          </table:table-cell>
        </table:table-row>
        <table:table-row>
          <table:table-cell table:style-name="Tableau4.A16" office:value-type="string">
            <text:p text:style-name="Table_20_Contents">2004</text:p>
          </table:table-cell>
          <table:table-cell table:style-name="Tableau4.B16" office:value-type="float" office:value="570000">
            <text:p text:style-name="P8">570 000</text:p>
          </table:table-cell>
        </table:table-row>
        <table:table-row>
          <table:table-cell table:style-name="Tableau4.A17" office:value-type="string">
            <text:p text:style-name="Table_20_Contents">2005</text:p>
          </table:table-cell>
          <table:table-cell table:style-name="Tableau4.B17" office:value-type="float" office:value="940000">
            <text:p text:style-name="P8">940 000</text:p>
          </table:table-cell>
        </table:table-row>
        <table:table-row>
          <table:table-cell table:style-name="Tableau4.A18" office:value-type="string">
            <text:p text:style-name="Table_20_Contents">2006</text:p>
          </table:table-cell>
          <table:table-cell table:style-name="Tableau4.B18" office:value-type="float" office:value="1500000">
            <text:p text:style-name="P8">1 500 000</text:p>
          </table:table-cell>
        </table:table-row>
        <table:table-row>
          <table:table-cell table:style-name="Tableau4.A19" office:value-type="string">
            <text:p text:style-name="Table_20_Contents">2007</text:p>
          </table:table-cell>
          <table:table-cell table:style-name="Tableau4.B19" office:value-type="float" office:value="2500000">
            <text:p text:style-name="P8">2 500 000</text:p>
          </table:table-cell>
        </table:table-row>
        <table:table-row>
          <table:table-cell table:style-name="Tableau4.A20" office:value-type="string">
            <text:p text:style-name="P9">2008</text:p>
          </table:table-cell>
          <table:table-cell table:style-name="Tableau4.B20" office:value-type="float" office:value="3900000">
            <text:p text:style-name="P8">3 900 000</text:p>
          </table:table-cell>
        </table:table-row>
        <table:table-row>
          <table:table-cell table:style-name="Tableau4.A21" office:value-type="string">
            <text:p text:style-name="P9">2009</text:p>
          </table:table-cell>
          <table:table-cell table:style-name="Tableau4.B21" office:value-type="float" office:value="5700000">
            <text:p text:style-name="P8">5 700 000</text:p>
          </table:table-cell>
        </table:table-row>
        <table:table-row>
          <table:table-cell table:style-name="Tableau4.A22" office:value-type="string">
            <text:p text:style-name="P9">2010</text:p>
          </table:table-cell>
          <table:table-cell table:style-name="Tableau4.B22" office:value-type="float" office:value="7800000">
            <text:p text:style-name="P8">7 800 000</text:p>
          </table:table-cell>
        </table:table-row>
        <table:table-row>
          <table:table-cell table:style-name="Tableau4.A23" office:value-type="string">
            <text:p text:style-name="P9">2011</text:p>
          </table:table-cell>
          <table:table-cell table:style-name="Tableau4.B23" office:value-type="float" office:value="12000000">
            <text:p text:style-name="P8">12 000 000</text:p>
          </table:table-cell>
        </table:table-row>
        <table:table-row>
          <table:table-cell table:style-name="Tableau4.A24" office:value-type="string">
            <text:p text:style-name="P9">2012</text:p>
          </table:table-cell>
          <table:table-cell table:style-name="Tableau4.B24" office:value-type="float" office:value="17000000">
            <text:p text:style-name="P8">17 000 000</text:p>
          </table:table-cell>
        </table:table-row>
        <table:table-row>
          <table:table-cell table:style-name="Tableau4.A25" office:value-type="string">
            <text:p text:style-name="P9">2013</text:p>
          </table:table-cell>
          <table:table-cell table:style-name="Tableau4.B25" office:value-type="float" office:value="20000000">
            <text:p text:style-name="P8">20 000 000</text:p>
          </table:table-cell>
        </table:table-row>
        <table:table-row>
          <table:table-cell table:style-name="Tableau4.A26" office:value-type="string">
            <text:p text:style-name="P9">2014</text:p>
          </table:table-cell>
          <table:table-cell table:style-name="Tableau4.B26" office:value-type="float" office:value="23000000">
            <text:p text:style-name="P8">23 000 000</text:p>
          </table:table-cell>
        </table:table-row>
        <table:table-row>
          <table:table-cell table:style-name="Tableau4.A27" office:value-type="string">
            <text:p text:style-name="P9">2015</text:p>
          </table:table-cell>
          <table:table-cell table:style-name="Tableau4.B27" office:value-type="float" office:value="28000000">
            <text:p text:style-name="P8">28 000 000</text:p>
          </table:table-cell>
        </table:table-row>
        <table:table-row>
          <table:table-cell table:style-name="Tableau4.A28" office:value-type="string">
            <text:p text:style-name="P9">2016</text:p>
          </table:table-cell>
          <table:table-cell table:style-name="Tableau4.B28" office:value-type="float" office:value="37000000">
            <text:p text:style-name="P8">37 000 000</text:p>
          </table:table-cell>
        </table:table-row>
        <table:table-row>
          <table:table-cell table:style-name="Tableau4.A29" office:value-type="string">
            <text:p text:style-name="P9">2017</text:p>
          </table:table-cell>
          <table:table-cell table:style-name="Tableau4.B29" office:value-type="float" office:value="47000000">
            <text:p text:style-name="P8">47 000 000</text:p>
          </table:table-cell>
        </table:table-row>
      </table:table>
      <text:p text:style-name="P5"/>
      <text:p text:style-name="P3">Question : <text:span text:style-name="T4">Avec une connexion fibre actuelle on a un débit correspondant au débit internet mondial de quelle année ?</text:span></text:p>
      <table:table table:name="Tableau6" table:style-name="Tableau6">
        <table:table-column table:style-name="Tableau6.A"/>
        <table:table-row>
          <table:table-cell table:style-name="Tableau6.A1" office:value-type="string">
            <text:p text:style-name="Table_20_Contents"/>
          </table:table-cell>
        </table:table-row>
      </table:table>
      <text:p text:style-name="P3"/>
      <text:p text:style-name="P3">Question :<text:span text:style-name="T4"> Sachant qu’un flux de vidéo 1080p demande un débit proche de 25Mb/s, à combien de flux 1080p correspond le débit Internet global de 2017 ?</text:span></text:p>
      <table:table table:name="Tableau7" table:style-name="Tableau7">
        <table:table-column table:style-name="Tableau7.A"/>
        <table:table-row>
          <table:table-cell table:style-name="Tableau7.A1" office:value-type="string">
            <text:p text:style-name="Table_20_Contents"/>
          </table:table-cell>
        </table:table-row>
      </table:table>
      <text:p text:style-name="P3"><text:span text:style-name="T4"/></text:p>
      <text:p text:style-name="P5"><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0" number:min-decimal-places="0" number:min-integer-digits="2"/>
    </number:number-style>
    <number:number-style style:name="N108">
      <number:number number:decimal-places="3" number:min-decimal-places="3" number:min-integer-digits="1"/>
    </number:number-style>
    <number:number-style style:name="N109" number:title="Défini par l'utilisateur">
      <number:number number:decimal-places="4" number:min-decimal-places="0" number:min-integer-digits="1" number:decimal-replacement=""/>
    </number:number-style>
    <number:number-style style:name="N110" number:title="Défini par l'utilisateur">
      <number:number number:decimal-places="7" number:min-decimal-places="0" number:min-integer-digits="1" number:decimal-replacement=""/>
    </number:number-style>
    <number:number-style style:name="N111">
      <number:number number:decimal-places="9" number:min-decimal-places="0" number:min-integer-digits="1" number:decimal-replacement=""/>
    </number:number-style>
    <number:number-style style:name="N112">
      <number:number number:decimal-places="2" number:min-decimal-places="0" number:min-integer-digits="1" number:decimal-replacement="" number:grouping="true"/>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7T01:37:23.519263529</meta:creation-date>
    <dc:date>2020-09-21T04:18:39.454633016</dc:date>
    <meta:editing-duration>PT1H23M40S</meta:editing-duration>
    <meta:editing-cycles>15</meta:editing-cycles>
    <meta:generator>LibreOffice/7.0.1.2$Linux_X86_64 LibreOffice_project/00$Build-2</meta:generator>
    <meta:document-statistic meta:table-count="7" meta:image-count="0" meta:object-count="1" meta:page-count="1" meta:paragraph-count="78" meta:word-count="496" meta:character-count="2787" meta:non-whitespace-character-count="2363"/>
  </office:meta>
</office:document-meta>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0.641cm" svg:y="4cm" style:legend-expansion="high" chart:style-name="ch2"/>
        <chart:plot-area chart:style-name="ch3" table:cell-range-address="Tableau4.$A$2:.$B$30" chart:data-source-has-labels="both" svg:x="0.32cm" svg:y="0.179cm" svg:width="10.001cm" svg:height="8.639cm">
          <chart:coordinate-region svg:x="2.053cm" svg:y="0.179cm" svg:width="8.268cm" svg:height="7.386cm"/>
          <chart:axis chart:dimension="x" chart:name="primary-x" chart:style-name="ch4" chartooo:axis-type="auto">
            <chartooo:date-scale/>
            <chart:categories table:cell-range-address="Tableau4.$A$2:.$A$29"/>
          </chart:axis>
          <chart:axis chart:dimension="y" chart:name="primary-y" chart:style-name="ch4">
            <chart:grid chart:style-name="ch5" chart:class="major"/>
          </chart:axis>
          <chart:series chart:style-name="ch6" chart:values-cell-range-address="Tableau4.$B$2:.$B$29" chart:label-cell-address="Tableau4.$B$1" chart:class="chart:line">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fic mondial sur Internet
(Go/s)</text:p>
                <draw:g>
                  <svg:desc>Tableau4.$B$1</svg:desc>
                </draw:g>
              </table:table-cell>
            </table:table-row>
          </table:table-header-rows>
          <table:table-rows>
            <table:table-row>
              <table:table-cell office:value-type="string">
                <text:p>1990</text:p>
                <draw:g>
                  <svg:desc>Tableau4.$A$2:.$A$29</svg:desc>
                </draw:g>
              </table:table-cell>
              <table:table-cell office:value-type="float" office:value="0.39">
                <text:p>0.39</text:p>
                <draw:g>
                  <svg:desc>Tableau4.$B$2:.$B$29</svg:desc>
                </draw:g>
              </table:table-cell>
            </table:table-row>
            <table:table-row>
              <table:table-cell office:value-type="string">
                <text:p>1991</text:p>
              </table:table-cell>
              <table:table-cell office:value-type="float" office:value="0.77">
                <text:p>0.77</text:p>
              </table:table-cell>
            </table:table-row>
            <table:table-row>
              <table:table-cell office:value-type="string">
                <text:p>1992</text:p>
              </table:table-cell>
              <table:table-cell office:value-type="float" office:value="1.9">
                <text:p>1.9</text:p>
              </table:table-cell>
            </table:table-row>
            <table:table-row>
              <table:table-cell office:value-type="string">
                <text:p>1993</text:p>
              </table:table-cell>
              <table:table-cell office:value-type="float" office:value="3.9">
                <text:p>3.9</text:p>
              </table:table-cell>
            </table:table-row>
            <table:table-row>
              <table:table-cell office:value-type="string">
                <text:p>1994</text:p>
              </table:table-cell>
              <table:table-cell office:value-type="float" office:value="7.7">
                <text:p>7.7</text:p>
              </table:table-cell>
            </table:table-row>
            <table:table-row>
              <table:table-cell office:value-type="string">
                <text:p>1995</text:p>
              </table:table-cell>
              <table:table-cell office:value-type="float" office:value="69">
                <text:p>69</text:p>
              </table:table-cell>
            </table:table-row>
            <table:table-row>
              <table:table-cell office:value-type="string">
                <text:p>1996</text:p>
              </table:table-cell>
              <table:table-cell office:value-type="float" office:value="730">
                <text:p>730</text:p>
              </table:table-cell>
            </table:table-row>
            <table:table-row>
              <table:table-cell office:value-type="string">
                <text:p>1997</text:p>
              </table:table-cell>
              <table:table-cell office:value-type="float" office:value="2100">
                <text:p>2100</text:p>
              </table:table-cell>
            </table:table-row>
            <table:table-row>
              <table:table-cell office:value-type="string">
                <text:p>1998</text:p>
              </table:table-cell>
              <table:table-cell office:value-type="float" office:value="4600">
                <text:p>4600</text:p>
              </table:table-cell>
            </table:table-row>
            <table:table-row>
              <table:table-cell office:value-type="string">
                <text:p>1999</text:p>
              </table:table-cell>
              <table:table-cell office:value-type="float" office:value="11000">
                <text:p>11000</text:p>
              </table:table-cell>
            </table:table-row>
            <table:table-row>
              <table:table-cell office:value-type="string">
                <text:p>2000</text:p>
              </table:table-cell>
              <table:table-cell office:value-type="float" office:value="32000">
                <text:p>32000</text:p>
              </table:table-cell>
            </table:table-row>
            <table:table-row>
              <table:table-cell office:value-type="string">
                <text:p>2001</text:p>
              </table:table-cell>
              <table:table-cell office:value-type="float" office:value="76000">
                <text:p>76000</text:p>
              </table:table-cell>
            </table:table-row>
            <table:table-row>
              <table:table-cell office:value-type="string">
                <text:p>2002</text:p>
              </table:table-cell>
              <table:table-cell office:value-type="float" office:value="160000">
                <text:p>160000</text:p>
              </table:table-cell>
            </table:table-row>
            <table:table-row>
              <table:table-cell office:value-type="string">
                <text:p>2003</text:p>
              </table:table-cell>
              <table:table-cell office:value-type="float" office:value="300000">
                <text:p>300000</text:p>
              </table:table-cell>
            </table:table-row>
            <table:table-row>
              <table:table-cell office:value-type="string">
                <text:p>2004</text:p>
              </table:table-cell>
              <table:table-cell office:value-type="float" office:value="570000">
                <text:p>570000</text:p>
              </table:table-cell>
            </table:table-row>
            <table:table-row>
              <table:table-cell office:value-type="string">
                <text:p>2005</text:p>
              </table:table-cell>
              <table:table-cell office:value-type="float" office:value="940000">
                <text:p>940000</text:p>
              </table:table-cell>
            </table:table-row>
            <table:table-row>
              <table:table-cell office:value-type="string">
                <text:p>2006</text:p>
              </table:table-cell>
              <table:table-cell office:value-type="float" office:value="1500000">
                <text:p>1500000</text:p>
              </table:table-cell>
            </table:table-row>
            <table:table-row>
              <table:table-cell office:value-type="string">
                <text:p>2007</text:p>
              </table:table-cell>
              <table:table-cell office:value-type="float" office:value="2500000">
                <text:p>2500000</text:p>
              </table:table-cell>
            </table:table-row>
            <table:table-row>
              <table:table-cell office:value-type="string">
                <text:p>2008</text:p>
              </table:table-cell>
              <table:table-cell office:value-type="float" office:value="3900000">
                <text:p>3900000</text:p>
              </table:table-cell>
            </table:table-row>
            <table:table-row>
              <table:table-cell office:value-type="string">
                <text:p>2009</text:p>
              </table:table-cell>
              <table:table-cell office:value-type="float" office:value="5700000">
                <text:p>5700000</text:p>
              </table:table-cell>
            </table:table-row>
            <table:table-row>
              <table:table-cell office:value-type="string">
                <text:p>2010</text:p>
              </table:table-cell>
              <table:table-cell office:value-type="float" office:value="7800000">
                <text:p>7800000</text:p>
              </table:table-cell>
            </table:table-row>
            <table:table-row>
              <table:table-cell office:value-type="string">
                <text:p>2011</text:p>
              </table:table-cell>
              <table:table-cell office:value-type="float" office:value="12000000">
                <text:p>12000000</text:p>
              </table:table-cell>
            </table:table-row>
            <table:table-row>
              <table:table-cell office:value-type="string">
                <text:p>2012</text:p>
              </table:table-cell>
              <table:table-cell office:value-type="float" office:value="17000000">
                <text:p>17000000</text:p>
              </table:table-cell>
            </table:table-row>
            <table:table-row>
              <table:table-cell office:value-type="string">
                <text:p>2013</text:p>
              </table:table-cell>
              <table:table-cell office:value-type="float" office:value="20000000">
                <text:p>20000000</text:p>
              </table:table-cell>
            </table:table-row>
            <table:table-row>
              <table:table-cell office:value-type="string">
                <text:p>2014</text:p>
              </table:table-cell>
              <table:table-cell office:value-type="float" office:value="23000000">
                <text:p>23000000</text:p>
              </table:table-cell>
            </table:table-row>
            <table:table-row>
              <table:table-cell office:value-type="string">
                <text:p>2015</text:p>
              </table:table-cell>
              <table:table-cell office:value-type="float" office:value="28000000">
                <text:p>28000000</text:p>
              </table:table-cell>
            </table:table-row>
            <table:table-row>
              <table:table-cell office:value-type="string">
                <text:p>2016</text:p>
              </table:table-cell>
              <table:table-cell office:value-type="float" office:value="37000000">
                <text:p>37000000</text:p>
              </table:table-cell>
            </table:table-row>
            <table:table-row>
              <table:table-cell office:value-type="string">
                <text:p>2017</text:p>
              </table:table-cell>
              <table:table-cell office:value-type="float" office:value="47000000">
                <text:p>4700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1.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